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4" table:style-name="ta1">
        <table:shapes>
          <draw:frame draw:z-index="0" draw:style-name="gr1" draw:text-style-name="P1" svg:width="15.999cm" svg:height="8.999cm" svg:x="2.241cm" svg:y="0.1cm">
            <draw:object draw:notify-on-update-of-ranges="CAIXEIRO4.B1:CAIXEIRO4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4cm" svg:x="15.69cm" svg:y="0.319cm">
            <draw:object draw:notify-on-update-of-ranges="CAIXEIRO4.C1:CAIXEIRO4.C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72" calcext:value-type="float">
            <text:p>5977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78" calcext:value-type="float">
            <text:p>1047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75" calcext:value-type="float">
            <text:p>1627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62" calcext:value-type="float">
            <text:p>2176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36" calcext:value-type="float">
            <text:p>1433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80" calcext:value-type="float">
            <text:p>1228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19" calcext:value-type="float">
            <text:p>5219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97" calcext:value-type="float">
            <text:p>479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96" calcext:value-type="float">
            <text:p>6396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0" calcext:value-type="float">
            <text:p>336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0" calcext:value-type="float">
            <text:p>420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10" calcext:value-type="float">
            <text:p>471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28" calcext:value-type="float">
            <text:p>722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0" calcext:value-type="float">
            <text:p>471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76" calcext:value-type="float">
            <text:p>297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5" calcext:value-type="float">
            <text:p>1405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0" calcext:value-type="float">
            <text:p>114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8" calcext:value-type="float">
            <text:p>888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0" calcext:value-type="float">
            <text:p>990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0" calcext:value-type="float">
            <text:p>54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0" calcext:value-type="float">
            <text:p>54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" calcext:value-type="float">
            <text:p>54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8" calcext:value-type="float">
            <text:p>37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" calcext:value-type="float">
            <text:p>39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8" calcext:value-type="float">
            <text:p>30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8" calcext:value-type="float">
            <text:p>30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2" calcext:value-type="float">
            <text:p>292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6" calcext:value-type="float">
            <text:p>276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2069" calcext:value-type="float">
            <text:p>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28:41.440792589</dc:date>
    <meta:editing-duration>PT1M41S</meta:editing-duration>
    <meta:editing-cycles>1</meta:editing-cycles>
    <meta:document-statistic meta:table-count="1" meta:cell-count="6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4 - AVALIAÇÕES</text:p>
        </chart:title>
        <chart:plot-area chart:style-name="ch3" table:cell-range-address="CAIXEIRO4.B1:CAIXEIRO4.B200" svg:x="1.331cm" svg:y="1.275cm" svg:width="14.349cm" svg:height="6.564cm">
          <chart:coordinate-region svg:x="2.508cm" svg:y="1.474cm" svg:width="13.097cm" svg:height="5.441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4.B1:CAIXEIRO4.B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72">
                <text:p>59772</text:p>
                <draw:g>
                  <svg:desc>CAIXEIRO4.B1:CAIXEIRO4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36">
                <text:p>14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title svg:x="4.778cm" svg:y="0.316cm" chart:style-name="ch2">
          <text:p>CAIXEIRO TESTE 4 - FITNESS</text:p>
        </chart:title>
        <chart:plot-area chart:style-name="ch3" table:cell-range-address="CAIXEIRO4.C1:CAIXEIRO4.C200" svg:x="1.331cm" svg:y="1.275cm" svg:width="14.37cm" svg:height="6.569cm">
          <chart:coordinate-region svg:x="2.323cm" svg:y="1.474cm" svg:width="13.304cm" svg:height="5.446cm"/>
          <chart:axis chart:dimension="x" chart:name="primary-x" chart:style-name="ch4">
            <chart:title svg:x="7.559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CAIXEIRO4.C1:CAIXEIRO4.C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4">
                <text:p>1424</text:p>
                <draw:g>
                  <svg:desc>CAIXEIRO4.C1:CAIXEIRO4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9">
                <text:p>2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